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fo:color="#000000" officeooo:paragraph-rsid="001ba99d"/>
    </style:style>
    <style:style style:name="P2" style:family="paragraph" style:parent-style-name="List_20_Paragraph" style:list-style-name="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3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4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5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officeooo:paragraph-rsid="001ba99d" fo:hyphenate="false" fo:hyphenation-remain-char-count="2" fo:hyphenation-push-char-count="2" loext:hyphenation-no-caps="false"/>
    </style:style>
    <style:style style:name="P6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7" style:family="paragraph" style:parent-style-name="Standard">
      <style:text-properties fo:color="#c9211e" fo:font-weight="bold" style:font-weight-asian="bold" style:font-weight-complex="bold"/>
    </style:style>
    <style:style style:name="P8" style:family="paragraph" style:parent-style-name="Standard">
      <style:text-properties fo:color="#b2b2b2"/>
    </style:style>
    <style:style style:name="P9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0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1" style:family="paragraph" style:parent-style-name="Standard">
      <style:text-properties officeooo:rsid="002262a7" officeooo:paragraph-rsid="002262a7"/>
    </style:style>
    <style:style style:name="P12" style:family="paragraph" style:parent-style-name="Standard" style:list-style-name="WWNum1"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3" style:family="paragraph" style:parent-style-name="Standard" style:master-page-name="Standard">
      <style:paragraph-properties style:page-number="auto"/>
      <style:text-properties fo:color="#b2b2b2"/>
    </style:style>
    <style:style style:name="P1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19e613" fo:hyphenate="false" fo:hyphenation-remain-char-count="2" fo:hyphenation-push-char-count="2" loext:hyphenation-no-caps="false"/>
    </style:style>
    <style:style style:name="P1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8c890" fo:hyphenate="false" fo:hyphenation-remain-char-count="2" fo:hyphenation-push-char-count="2" loext:hyphenation-no-caps="false"/>
    </style:style>
    <style:style style:name="P1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fo:font-weight="bold" officeooo:paragraph-rsid="002782a4" style:font-weight-asian="bold" style:font-weight-complex="bold" fo:hyphenate="false" fo:hyphenation-remain-char-count="2" fo:hyphenation-push-char-count="2" loext:hyphenation-no-caps="false"/>
    </style:style>
    <style:style style:name="P1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212912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28c890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17ff91" fo:hyphenate="false" fo:hyphenation-remain-char-count="2" fo:hyphenation-push-char-count="2" loext:hyphenation-no-caps="false"/>
    </style:style>
    <style:style style:name="P2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19e613" fo:hyphenate="false" fo:hyphenation-remain-char-count="2" fo:hyphenation-push-char-count="2" loext:hyphenation-no-caps="false"/>
    </style:style>
    <style:style style:name="P2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212912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2782a4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28c890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17ff91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font-weight="bold" officeooo:paragraph-rsid="002782a4" style:letter-kerning="true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fo:font-weight="bold" officeooo:paragraph-rsid="002782a4" style:font-weight-asian="bold" style:font-weight-complex="bold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fo:font-weight="bold" officeooo:paragraph-rsid="0028c890" style:font-weight-asian="bold" style:font-weight-complex="bold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officeooo:paragraph-rsid="0027417f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officeooo:paragraph-rsid="00212912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officeooo:paragraph-rsid="00212912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999999" fo:font-weight="bold" officeooo:paragraph-rsid="0027417f" style:font-weight-asian="bold" style:font-weight-complex="bold" fo:hyphenate="false" fo:hyphenation-remain-char-count="2" fo:hyphenation-push-char-count="2" loext:hyphenation-no-caps="false"/>
    </style:style>
    <style:style style:name="P32" style:family="paragraph" style:parent-style-name="Standard" style:list-style-name="WWNum1" style:master-page-name="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officeooo:paragraph-rsid="002c1cc3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fo:language="ru" fo:country="RU" officeooo:rsid="002262a7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ru" fo:country="RU" officeooo:rsid="002c1cc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7ff91" fo:background-color="transparent" loext:char-shading-value="0"/>
    </style:style>
    <style:style style:name="T5" style:family="text">
      <style:text-properties fo:language="en" fo:country="US" officeooo:rsid="0013adeb" fo:background-color="transparent" loext:char-shading-value="0"/>
    </style:style>
    <style:style style:name="T6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style:font-name="Liberation Serif" fo:font-size="12pt" fo:language="ru" fo:country="RU" officeooo:rsid="001206b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style:font-name="Liberation Serif" fo:font-size="12pt" fo:language="ru" fo:country="RU" officeooo:rsid="0024975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style:font-name="Liberation Serif" fo:font-size="12pt" fo:language="ru" fo:country="RU" officeooo:rsid="001206b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font-name="Liberation Serif" fo:font-size="12pt" fo:language="ru" fo:country="RU" officeooo:rsid="0017ff91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font-name="Liberation Serif" fo:font-size="12pt" fo:language="ru" fo:country="RU" fo:font-weight="normal" officeooo:rsid="001161b6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206b3" style:font-weight-asian="normal" style:font-weight-complex="normal"/>
    </style:style>
    <style:style style:name="T23" style:family="text">
      <style:text-properties officeooo:rsid="0013adeb" fo:background-color="transparent" loext:char-shading-value="0"/>
    </style:style>
    <style:style style:name="T24" style:family="text">
      <style:text-properties officeooo:rsid="0013adeb" fo:background-color="transparent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fo:color="#ff0000"/>
    </style:style>
    <style:style style:name="T28" style:family="text">
      <style:text-properties fo:color="#ff0000" style:font-name="Liberation Serif" fo:font-size="12pt" fo:language="ru" fo:country="RU" officeooo:rsid="0024975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9" style:family="text">
      <style:text-properties fo:color="#ff0000" officeooo:rsid="0024975c"/>
    </style:style>
    <style:style style:name="T30" style:family="text">
      <style:text-properties officeooo:rsid="0024975c"/>
    </style:style>
    <style:style style:name="T31" style:family="text">
      <style:text-properties fo:language="ru" fo:country="RU" fo:font-weight="normal" officeooo:rsid="001206b3" fo:background-color="transparent" loext:char-shading-value="0" style:font-weight-asian="normal" style:font-name-complex="Lohit Devanagari" style:font-size-complex="12pt" style:font-weight-complex="normal"/>
    </style:style>
    <style:style style:name="T32" style:family="text">
      <style:text-properties officeooo:rsid="002c1c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6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span></text:p>
      <text:p text:style-name="P9"/>
      <text:p text:style-name="P8"><text:span text:style-name="T6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span></text:p>
      <text:p text:style-name="P9"/>
      <text:p text:style-name="P8"><text:span text:style-name="T6">3. Возвращена возможность редактирования CID станции</text:span></text:p>
      <text:p text:style-name="P9"/>
      <text:p text:style-name="P8"><text:span text:style-name="T6">4. Не добавляется по умолчанию функция клавиш для новых устройств</text:span></text:p>
      <text:p text:style-name="P9"/>
      <text:p text:style-name="P8"><text:span text:style-name="T6">5. Для пультов с номеронабирателем (16N) убрана возможность изменить режим клавиш номеронабирателя (умолчание - telephone )</text:span></text:p>
      <text:p text:style-name="P9"/>
      <text:p text:style-name="P8"><text:span text:style-name="T6">6. Начальный приоритет всех клавиш <text:s/>равен 1</text:span></text:p>
      <text:p text:style-name="P9"/>
      <text:p text:style-name="P8"><text:span text:style-name="T6">7. При изменении функции клавиши автоматически устанавливается и приоритет клавиши:</text:span></text:p>
      <text:p text:style-name="P8"><text:span text:style-name="T6">direct connection simplex - 1</text:span></text:p>
      <text:p text:style-name="P8"><text:span text:style-name="T6">direct connection duplex <text:s text:c="2"/>- 2</text:span></text:p>
      <text:p text:style-name="P8"><text:span text:style-name="T6">groupe <text:s text:c="30"/>- 3</text:span></text:p>
      <text:p text:style-name="P8"><text:span text:style-name="T6">circular <text:s text:c="29"/>- 4</text:span></text:p>
      <text:p text:style-name="P8"><text:span text:style-name="T6">conference <text:s text:c="24"/>- 5</text:span></text:p>
      <text:p text:style-name="P9"/>
      <text:p text:style-name="P8"><text:span text:style-name="T6">8. При изменении функции клавиши автоматически устанавливается и режим клавиши:</text:span></text:p>
      <text:p text:style-name="P8"><text:span text:style-name="T6">direct connection simplex <text:s text:c="2"/>- no fixation</text:span></text:p>
      <text:p text:style-name="P8"><text:span text:style-name="T6">direct connection duplex <text:s text:c="4"/>- fixation</text:span></text:p>
      <text:p text:style-name="P8"><text:span text:style-name="T6">groupe <text:s text:c="32"/>- fixation</text:span></text:p>
      <text:p text:style-name="P8"><text:span text:style-name="T6">circular <text:s text:c="31"/>- no fixation</text:span></text:p>
      <text:p text:style-name="P8"><text:span text:style-name="T6">conference <text:s text:c="26"/>- fixation</text:span></text:p>
      <text:p text:style-name="P7"/>
      <text:p text:style-name="P11">12.01.2023</text:p>
      <text:list xml:id="list2343886119" text:style-name="WWNum1">
        <text:list-item>
          <text:p text:style-name="P31">Завести и обеспечить заполнение журнала версий прошивок</text:p>
          <text:p text:style-name="P28">В исходники IPS добавлен файл versions_IPS <text:s/>в котором будет вестись история изменений прошивки и который содержит текущую версию в виде 1.2 <text:s/></text:p>
          <text:p text:style-name="P29">1 - VERSION</text:p>
          <text:p text:style-name="P29"><text:span text:style-name="T10">2</text:span> - PATCH</text:p>
          <text:p text:style-name="P29">Так как прошивка собирается и работает на разных платформах, данный файл обрабатывается не в рантайме а <text:s/>программой CMake при сборке исходного кода <text:s/>и информация помещается в конечный файл прошивки, откуда затем парсится конфигуратором.</text:p>
          <text:p text:style-name="P30"><text:span text:style-name="T4">Из файла <text:s/>tasks.cpp версия прошивки убрана.</text:span></text:p>
          <text:p text:style-name="P30"><text:span text:style-name="T4"/></text:p>
          <text:p text:style-name="P32"><text:span text:style-name="T1">1</text:span><text:span text:style-name="T2">3</text:span><text:span text:style-name="T1">.01.2023</text:span></text:p>
        </text:list-item>
        <text:list-item>
          <text:p text:style-name="P26"><text:span text:style-name="T11">Исключить значение «CID» <text:s/>из поля номера устройства</text:span></text:p>
          <text:p text:style-name="P22"><text:span text:style-name="T31">Из номера устройства убрана приставка CID</text:span></text:p>
          <text:p text:style-name="P22"><text:span text:style-name="T31"/></text:p>
        </text:list-item>
        <text:list-item>
          <text:p text:style-name="P25"><text:s/>Обеспечить свойства кнопок по умолчанию:</text:p>
          <text:p text:style-name="P22"><text:span text:style-name="T31"/></text:p>
        </text:list-item>
        <text:list-item>
          <text:p text:style-name="P27"><text:span text:style-name="T12">В столбце Programmer - &gt; Firmware name запрограммировать отображение названия актуального залитого в устройство конфигурационного файла.</text:span></text:p>
          <text:p text:style-name="P18"><text:soft-page-break/><text:span text:style-name="T14">В меню Programmer добавлен новый столбец <text:s/>- </text:span><text:span text:style-name="T15">Configurations</text:span><text:span text:style-name="T14"> name. В памяти каждого пульта теперь <text:s/>сохраняется имя </text:span><text:span text:style-name="T15">файла конфигурации</text:span><text:span text:style-name="T14">, </text:span><text:span text:style-name="T15">которую он содержит</text:span><text:span text:style-name="T14"> и это имя по запросу отображается в новом столбце.</text:span></text:p>
          <text:p text:style-name="P18"><text:span text:style-name="T14"/></text:p>
        </text:list-item>
        <text:list-item>
          <text:p text:style-name="P27"><text:span text:style-name="T9">Реализовать включение\выключение номеронаборника посредством чекбокса</text:span></text:p>
          <text:p text:style-name="P23"><text:span text:style-name="T31">Добавлен чекбокс, при включении которого <text:s/>клавиши намеронабирателя <text:s/>(51 - 60) <text:s/>для устройства 16N отображаются, а при выключении <text:s/>скрываются</text:span></text:p>
          <text:p text:style-name="P21"><text:span text:style-name="T4"/></text:p>
        </text:list-item>
        <text:list-item>
          <text:p text:style-name="P17"><text:s/>В исходники конфигуратора добавлен файл versions_Configurator в котором будет вестись история изменений конфигуратора и который кодержит текущую версию в виде 1.2 <text:s/></text:p>
          <text:p text:style-name="P17">1 - VERSION</text:p>
          <text:p text:style-name="P17"><text:span text:style-name="T10">2</text:span> - PATCH</text:p>
          <text:p text:style-name="P21"><text:span text:style-name="T4">Файл обрабатывается в рантайме при запуске конфигуратора <text:s/>- версия указывается в основном окне программы</text:span></text:p>
          <text:p text:style-name="P21"><text:span text:style-name="T4"/></text:p>
        </text:list-item>
        <text:list-item>
          <text:p text:style-name="P24"><text:span text:style-name="T4">Добавлена проверка на уникальность номера устройства</text:span></text:p>
          <text:p text:style-name="P24"><text:span text:style-name="T4"/></text:p>
        </text:list-item>
        <text:list-item>
          <text:p text:style-name="P19"><text:span text:style-name="T20">Добавлена проверка на уникальность имени устройства</text:span></text:p>
          <text:p text:style-name="P19"><text:span text:style-name="T20"/></text:p>
        </text:list-item>
        <text:list-item>
          <text:p text:style-name="P19"><text:span text:style-name="T20">Добавлена проверка на уникальность IP адреса устройства</text:span></text:p>
          <text:p text:style-name="P19"><text:span text:style-name="T20"/></text:p>
        </text:list-item>
        <text:list-item>
          <text:p text:style-name="P20"><text:span text:style-name="T17">Устранена ошибка - если фунция клавиши выбоана <text:s/>circular или conference <text:s/>то потом нельзя вернуться на обычные функции</text:span></text:p>
          <text:p text:style-name="P20"><text:span text:style-name="T17"/></text:p>
        </text:list-item>
        <text:list-item>
          <text:p text:style-name="P20"><text:span text:style-name="T18">С</text:span><text:span text:style-name="T17">ервисные функции 777* и 888* </text:span><text:span text:style-name="T18">(проверка Ватчдога) </text:span><text:span text:style-name="T17">исключены из сборки.</text:span></text:p>
          <text:p text:style-name="P20"><text:span text:style-name="T17"/></text:p>
        </text:list-item>
        <text:list-item>
          <text:p text:style-name="P20"><text:span text:style-name="T13">Устранена ошибка - п</text:span><text:span text:style-name="T16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20"><text:span text:style-name="T16"/></text:p>
        </text:list-item>
        <text:list-item>
          <text:p text:style-name="P20"><text:span text:style-name="T16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span></text:p>
          <text:p text:style-name="P20"><text:span text:style-name="T16"/></text:p>
        </text:list-item>
        <text:list-item>
          <text:p text:style-name="P20">Исправлен алгоритм проверки маски и шлюза</text:p>
          <text:p text:style-name="P20"><text:s/>- Ругается на неправильный формат маски только если удалить все до первой точки.</text:p>
          <text:p text:style-name="P20"><text:s/>- Шлюз начинает ругаться только на пустое окно. При значении «0» проходит проверку.</text:p>
          <text:p text:style-name="P20"/>
        </text:list-item>
        <text:list-item>
          <text:p text:style-name="P20"><text:span text:style-name="T23">Исправлен алгоритм проверки п</text:span><text:span text:style-name="T25">ол</text:span><text:span text:style-name="T23">я</text:span><text:span text:style-name="T25"> приоритета клавиши </text:span><text:span text:style-name="T23">(</text:span><text:span text:style-name="T25">не ругается на неправильные значения. <text:s/>Должно выделяться красным. </text:span><text:span text:style-name="T23">)</text:span></text:p>
          <text:p text:style-name="P20"><text:span text:style-name="T23"/></text:p>
        </text:list-item>
        <text:list-item>
          <text:p text:style-name="P5">Нет возможности выделить и удалить весь текст в полях для заполнения данных (<text:span text:style-name="T3">key</text:span> <text:span text:style-name="T3">function</text:span>, <text:span text:style-name="T3">station</text:span> <text:span text:style-name="T3">name</text:span> и т.д.), удаление осуществляется по одному символу нажатием клавиши <text:span text:style-name="T3">backspace</text:span>.</text:p>
          <text:p text:style-name="P1"/>
        </text:list-item>
        <text:list-item>
          <text:p text:style-name="P6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2"/>
        </text:list-item>
        <text:list-item>
          <text:p text:style-name="P4"><text:span text:style-name="T23">Не работает кнопка </text:span><text:span text:style-name="T5">Cancel.</text:span></text:p>
          <text:p text:style-name="P4"><text:span text:style-name="T5"/></text:p>
          <text:p text:style-name="P3"><text:span text:style-name="T5"/></text:p>
          <text:p text:style-name="P3"><text:span text:style-name="T5"/></text:p>
        </text:list-item>
      </text:list>
      <text:p text:style-name="P2"><text:soft-page-break/></text:p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2T17:38:07.978577114</dc:date>
    <meta:editing-cycles>34</meta:editing-cycles>
    <meta:editing-duration>PT4H21M46S</meta:editing-duration>
    <meta:generator>LibreOffice/6.4.7.2$Linux_X86_64 LibreOffice_project/40$Build-2</meta:generator>
    <meta:document-statistic meta:table-count="0" meta:image-count="0" meta:object-count="0" meta:page-count="3" meta:paragraph-count="51" meta:word-count="624" meta:character-count="4525" meta:non-whitespace-character-count="37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